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928cm" fo:break-before="auto" style:use-optimal-row-height="true"/>
    </style:style>
    <style:style style:name="ro2" style:family="table-row">
      <style:table-row-properties style:row-height="5.29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002cm solid #000000"/>
      <style:text-properties fo:hyphenate="true"/>
    </style:style>
    <style:style style:name="ce2" style:family="table-cell" style:parent-style-name="Default">
      <style:table-cell-properties fo:wrap-option="wrap" fo:border="0.002cm solid #000000"/>
      <style:text-properties fo:hyphenate="true"/>
    </style:style>
    <style:style style:name="ce3" style:family="table-cell" style:parent-style-name="Default">
      <style:table-cell-properties fo:background-color="#b3b3b3" fo:wrap-option="wrap" fo:border="0.002cm solid #000000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/>Виды деятельности уровни деятельности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Анализ= синтезу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>
            <text:p>Аксиологи-ческий=теоретическому</text:p>
          </table:table-cell>
          <table:table-cell office:value-type="string">
            <text:p>классы людей, типы людей= классам и типам в науке</text:p>
          </table:table-cell>
          <table:table-cell office:value-type="string">
            <text:p>системы ценностей, системы потребностей=классам и типам потребностей= архетипам, техническим системам= классам и типам конструкций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эмпирический</text:p>
          </table:table-cell>
          <table:table-cell office:value-type="string">
            <text:p>люди, особи, отдельности</text:p>
          </table:table-cell>
          <table:table-cell office:value-type="string">
            <text:p>аналитические объекты=товарам и конструкциям</text:p>
          </table:table-cell>
          <table:table-cell table:number-columns-repeated="1021"/>
        </table:table-row>
        <table:table-row table:style-name="ro4">
          <table:table-cell table:style-name="ce1"/>
          <table:table-cell table:number-columns-repeated="1023"/>
        </table:table-row>
        <table:table-row table:style-name="ro4" table:number-rows-repeated="65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1">21.02.2009</text:date>, <text:time>11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2-21T10:08:48</meta:creation-date>
    <dc:date>2009-02-21T11:48:27</dc:date>
    <dc:creator>simon kordonsky</dc:creator>
    <meta:editing-duration>PT01H39M40S</meta:editing-duration>
    <meta:editing-cycles>2</meta:editing-cycles>
    <meta:generator>OpenOffice.org/3.0$Unix OpenOffice.org_project/300m15$Build-9379</meta:gener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